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77.33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21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fo:color="#3465a4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color="#5b277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4" table:default-cell-style-name="ce16"/>
        <table:table-row table:style-name="ro1">
          <table:table-cell table:style-name="ce13" office:value-type="string" calcext:value-type="string" table:number-columns-spanned="8" table:number-rows-spanned="1">
            <text:p>Table : admin</text:p>
          </table:table-cell>
          <table:covered-table-cell table:number-columns-repeated="7" table:style-name="ce18"/>
          <table:table-cell table:style-name="Default"/>
        </table:table-row>
        <table:table-row table:style-name="ro2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 table:style-name="Default"/>
        </table:table-row>
        <table:table-row table:style-name="ro3"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min_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13" office:value-type="string" calcext:value-type="string" table:number-columns-spanned="8" table:number-rows-spanned="1">
            <text:p>Table : user</text:p>
          </table:table-cell>
          <table:covered-table-cell table:number-columns-repeated="7" table:style-name="ce18"/>
          <table:table-cell/>
        </table:table-row>
        <table:table-row table:style-name="ro5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 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ts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varchar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Uniqu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availability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availability.availability_id)</text:p>
          </table:table-cell>
          <table:table-cell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skil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availabilit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availability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availability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cit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city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countr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country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user_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kills.skill_id)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mission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mission_theme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_theme.mission_theme_id)</text:p>
          </table:table-cell>
          <table:table-cell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rt_description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organizat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organization.organization_id)</text:p>
          </table:table-cell>
          <table:table-cell/>
        </table:table-row>
        <table:table-row table:style-name="ro3">
          <table:table-cell office:value-type="string" calcext:value-type="string">
            <text:p>mission_ra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availability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availability.availability_id)</text:p>
          </table:table-cell>
          <table:table-cell/>
        </table:table-row>
        <table:table-row table:style-name="ro3">
          <table:table-cell office:value-type="string" calcext:value-type="string">
            <text:p>mission_detailed_intr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alleng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kills.skill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document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document_pat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(Image,Video,Documne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goal_based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objective_of_mission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adline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_seat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ed_seat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al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al_achieve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time_based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adline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_seat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ed_seat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theme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theme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the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organizat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organizat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organization_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rganization_detail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r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applied_for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applie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er_ra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favourite_mission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user_comments_on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story_list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to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office:value-type="string" calcext:value-type="string">
            <text:p>story_titl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ublishe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ory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deo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story_list_thumbnai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to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tory_list.story_id)</text:p>
          </table:table-cell>
          <table:table-cell/>
        </table:table-row>
        <table:table-row table:style-name="ro3">
          <table:table-cell office:value-type="string" calcext:value-type="string">
            <text:p>thumbnail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volunteering_timesheet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volunteered 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tio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CMS page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ms_page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table:style-name="ce17" office:value-type="string" calcext:value-type="string">
            <text:p>titile</text:p>
          </table:table-cell>
          <table:table-cell table:style-name="ce17" office:value-type="string" calcext:value-type="string">
            <text:p>varchar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number-columns-repeated="2" table:style-name="ce1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lug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 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 table:number-rows-repeated="11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5:34:41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2:07.709000000</meta:creation-date>
    <dc:date>2023-02-09T15:36:41.721000000</dc:date>
    <meta:editing-duration>PT51M23S</meta:editing-duration>
    <meta:editing-cycles>6</meta:editing-cycles>
    <meta:generator>LibreOffice/6.1.3.2$Windows_X86_64 LibreOffice_project/86daf60bf00efa86ad547e59e09d6bb77c699acb</meta:generator>
    <meta:document-statistic meta:table-count="1" meta:cell-count="837" meta:object-count="0"/>
  </office:meta>
</office:document-meta>
</file>